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990033"/>
    </style:style>
    <style:style style:name="T4" style:family="text" style:parent-style-name="Strong_20_Emphasis">
      <style:text-properties fo:color="#990033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Potian的新家</text:h>
      <text:section text:style-name="Sect1" text:name="main">
        <text:p text:style-name="P2">是网上的家啦，呵呵。</text:p>
        <text:p text:style-name="P2"><text:a xlink:type="simple" xlink:href="http://douleimi.vicp.net:9080/" office:target-frame-name="_blank" xlink:show="new">http://douleimi.vicp.net:9080</text:a></text:p>
        <text:p text:style-name="P2"><text:a xlink:type="simple" xlink:href="http://www.aspectoriented.org:9080/" office:target-frame-name="_blank" xlink:show="new">http://www.aspectoriented.org:9080/</text:a></text:p>
        <text:p text:style-name="P2"> </text:p>
        <text:p text:style-name="P2">Potian有点像杭州开发者们的教父，偶是热心的传教士，呵呵。</text:p>
        <text:p text:style-name="P2">2004年03月28日, 星期日 23:35 (96158)</text:p>
      </text:section>
      <text:section text:style-name="Sect1" text:name="Section1">
        <text:h text:style-name="P1" text:outline-level="1" text:is-list-header="true"><text:bookmark text:name="main"/>学院派的贡献？</text:h>
        <text:p text:style-name="P2">银狐：学院派对工作流的贡献</text:p>
        <text:p text:style-name="P2"><text:a xlink:type="simple" xlink:href="http://www.blogdriver.com/showBlog.do?bloggerID=22232&amp;diaryID=179211" office:target-frame-name="_blank" xlink:show="new">http://www.blogdriver.com/showBlog.do?bloggerID=22232&amp;diaryID=179211</text:a></text:p>
        <text:p text:style-name="P2"> </text:p>
        <text:p text:style-name="P2">要是说浙大培养了一批优秀的人才，我承认。我们部门就有好几个浙大的毕业生，个个出色，令人佩服。但是要说靠这些“学院派”的研究能推进中国工 作流技术的发展，我就表示很大的怀疑。杭州之所以有几家公司做出了不错的工作流产品，我看恰恰是因为项目的需要，因为生存竞争（这点银狐又没说对），而不 是因为什么科研力量。中国所谓的“学院派”从来不会想遵循行业标准，他们想的就是搞自己的标准，骗科研资金。中国的绝大多数“学院派”，不折不扣的是 o6z说的“杂技派”。</text:p>
        <text:p text:style-name="P2">2004年05月31日, 星期一 19:58 (179375)</text:p>
      </text:section>
      <text:section text:style-name="Sect1" text:name="Section2">
        <text:h text:style-name="P1" text:outline-level="1" text:is-list-header="true"><text:bookmark text:name="main1"/>倪雨裳</text:h>
        <text:p text:style-name="P2">俗至极点透出雅韵的名字，教人想起碎花裙子和凉鞋，一如张爱玲用惯的风格。</text:p>
        <text:p text:style-name="P2"> </text:p>
        <text:p text:style-name="P2">“耿直”是个好名字——在倪雨裳眼里。那个男人有N个面，倪雨裳看到的便是作为耿直的他。如同一块多棱角的水晶，折射不同的光线，虽然透明，却是看不透的。</text:p>
        <text:p text:style-name="P2">2004年06月22日, 星期二 09:14 (210418)</text:p>
      </text:section>
      <text:section text:style-name="Sect1" text:name="Section3">
        <text:h text:style-name="P1" text:outline-level="1" text:is-list-header="true"><text:bookmark text:name="main2"/>七月七，相约Bertrand Meyer</text:h>
        <text:p text:style-name="P2">Bertrand Meyer的<text:span text:style-name="Emphasis">Object-Oriented Software Construction</text:span>是 一部旷世佳作，他的Eiffel语言是经典OO语言的典范。OOSC和Eiffel是每个现代程序员应该了解的内容，至少我这样认为。还记得那年见到学镛 时，坐在出租车上感觉有点无话可说，唐琦努力想活跃气氛，偏偏我和学镛都是不爱说话的人。不知怎么就聊到了OOSC，马上就有了话题，相谈甚欢。还有孟 岩，也是最爱OOSC的人。</text:p>
        <text:p text:style-name="P2"> </text:p>
        <text:p text:style-name="P2">UMLChina办了一个在线音频讲座，7月7日下午与Bertrand Meyer直接交流。我完全相信Meyer能带来一些有趣的内容，毕竟每次Bill Venners采访他都能套出不少东西来。不过Meyer的英文口语究竟如何，就不敢说了，OOSC的文笔可真是不敢恭维。讲座详情请看：</text:p>
        <text:p text:style-name="P2"><text:a xlink:type="simple" xlink:href="http://www.umlchina.com/News/Content/145meyer.htm" office:target-frame-name="_blank" xlink:show="new">http://www.umlchina.com/News/Content/145meyer.htm</text:a></text:p>
        <text:p text:style-name="P2">2004年06月29日, 星期二 17:54 (221409)</text:p>
      </text:section>
      <text:section text:style-name="Sect1" text:name="Section4">
        <text:h text:style-name="P1" text:outline-level="1" text:is-list-header="true"><text:bookmark text:name="main3"/>险些误了大事</text:h>
        <text:p text:style-name="P2">我 就觉得奇怪：上周发给Erich Gamma和Kent Beck的信，怎么会过了一周还没回复？这两位都是回信最快的人。昨天把问题重新发去一次，并把我公司的信箱告诉他们。今天一大早，就收到Gamma先生 的回信。原来他早就回复过，看样子是被CSDN mail server过滤掉了，我没有收到。看来以后要用公司信箱跟他们联系了。</text:p>
        <text:p text:style-name="P2"> </text:p>
        <text:p text:style-name="P2">还有一些问题今天也写信请教Gamma先生，等他全部回复以后，Contributing to Eclipse就可以交稿了。又一块石头……快要落地。</text:p>
        <text:p text:style-name="P2">2004年07月13日, 星期二 08:49 (238643)</text:p>
      </text:section>
      <text:section text:style-name="Sect1" text:name="Section5">
        <text:h text:style-name="P1" text:outline-level="1" text:is-list-header="true"><text:bookmark text:name="main4"/>悼行知先生</text:h>
        <text:p text:style-name="P2">知易行难还是知难行易？这是某次大学生辩论赛的题目。在我看来这不是一个问题，读万卷书，行万里路，知行并重，方可有为。我是育才的学生，我是行知先生的学生。</text:p>
        <text:p text:style-name="P2"> </text:p>
        <text:p text:style-name="P2"><office:annotation><dc:date>2007-02-23T00:00:00</dc:date><text:p>&lt;!--StartFragment --&gt;</text:p></office:annotation> <text:a xlink:type="simple" xlink:href="http://www.gmw.cn/content/2004-07/25/content_62922.htm"><text:span text:style-name="T1">1946年7月25日，陶行知在上海患脑溢血去世。陶行知(1891-1946)近代著名教育家。原名文俊，又名知行。安徽歙县人。平生致力推动平民教育运动，在重庆创办育才学校和社会大学</text:span></text:a><text:span text:style-name="T2">。</text:span></text:p>
        <text:p text:style-name="P2">2004年07月25日, 星期日 11:45 (255548)</text:p>
      </text:section>
      <text:section text:style-name="Sect1" text:name="Section6">
        <text:h text:style-name="P1" text:outline-level="1" text:is-list-header="true"><text:bookmark text:name="main5"/>“教父”离开了</text:h>
        <text:p text:style-name="P2">Joshua Bloch离开Sun去了Google。以后，Sun还有什么geeky的guru呢？真糟糕。</text:p>
        <text:p text:style-name="P2"> </text:p>
        <text:p text:style-name="P2">Bloch说将会写新版的<text:span text:style-name="Emphasis">Effective Java</text:span>，内容会针对J2SE 1.5做调整。这是个好消息。第一版的<text:span text:style-name="Emphasis">Effective Java</text:span>我没看过，等着看第二版好了。</text:p>
        <text:p text:style-name="P2">2004年07月8日, 星期四 09:11 (232476)</text:p>
      </text:section>
      <text:section text:style-name="Sect1" text:name="Section7">
        <text:h text:style-name="P1" text:outline-level="1" text:is-list-header="true"><text:bookmark text:name="main6"/>Tsinghua就是出强人</text:h>
        <text:p text:style-name="P2">cloudor的学习计划：<text:a xlink:type="simple" xlink:href="http://www.smth.org/pc/pccon.php?id=2101&amp;nid=122505&amp;s=all">http://www.smth.org/pc/pccon.php?id=2101&amp;nid=122505&amp;s=all</text:a><text:line-break/><text:line-break/>我的天，就凭这份学习计划，包装包装就比市面上一大半的所谓“高手”要强了。Tsinghua就是出强人，不服不行。</text:p>
        <text:p text:style-name="P2">2005年01月26日, 星期三 14:52 (512570)</text:p>
      </text:section>
      <text:section text:style-name="Sect1" text:name="Section8">
        <text:h text:style-name="P1" text:outline-level="1" text:is-list-header="true"><text:bookmark text:name="main7"/>我最近的偶像</text:h>
        <text:p text:style-name="P2">最近疯狂崇拜的一位偶像，白天是某公司的CTO，晚上是某开源项目的主程序员，凌晨是骂尽天下可骂事的刀笔。对他的崇拜，与对Rickard Oberg的崇拜是一对“可怕的对称”。<text:line-break/><text:line-break/>(there's an image)</text:p>
        <text:p text:style-name="P2">2005年06月3日, 星期五 09:13 (733097)</text:p>
      </text:section>
      <text:section text:style-name="Sect1" text:name="Section9">
        <text:h text:style-name="P1" text:outline-level="1" text:is-list-header="true"><text:bookmark text:name="main8"/>J2EE奇才Rickard Oberg</text:h>
        <text:p text:style-name="Text_20_body">（本文发表于<text:a xlink:type="simple" xlink:href="http://www.csdn.net/news/newspaper.asp?Id=23556">《程序员》2005年第7期</text:a>，发表时有所删节，此处是完整版本。）</text:p>
        <text:p text:style-name="Text_20_body">(there's an image)</text:p>
        <text:p text:style-name="P2">2005年07月20日, 星期三 13:56 (829946)</text:p>
      </text:section>
      <text:section text:style-name="Sect1" text:name="Section10">
        <text:h text:style-name="P1" text:outline-level="1" text:is-list-header="true"><text:bookmark text:name="main9"/>投机者的大胜利</text:h>
        <text:p text:style-name="Text_20_body">《<text:a xlink:type="simple" xlink:href="http://www.gmw.cn/gmw/ds/default.htm">中华读书报</text:a>》2005年7月20日号，书评<text:a xlink:type="simple" xlink:href="http://www.dearbook.com.cn/book/viewbook.aspx?pno=TS0029060">《Java编程思想》第三版</text:a>，“<text:a xlink:type="simple" xlink:href="http://www.gmw.cn/01ds/2005-07/20/content_274376.htm">投机者的大胜利</text:a>”，作者林芷薰。</text:p>
        <text:p text:style-name="Text_20_body">“而且不得不说，<text:a xlink:type="simple" xlink:href="http://www.bruceeckel.com/">Bruce Eckel</text:a>也确实是一位职业素养颇高的投机者。譬如说，当敏捷方法大行其道时，他也不失时机地在书中加上了小半章相关的内容：如何使用<text:a xlink:type="simple" xlink:href="http://www.junit.org/">JUnit</text:a>写单元测试，如何用<text:a xlink:type="simple" xlink:href="http://ant.apache.org/">Ant</text:a>进 行构建。对于已经购买了这本《Java编程思想》第三版的读者，我想说的是：单冲着第15章的前半段，这95元钱基本上也就算值回票价了。之所以这样讲， 第一是因为这段内容多少可以教给你一点有用的东西；第二，如果这段内容还不够让你满意，恐怕整本书剩下的700页也不会给你更多的满足感。”</text:p>
        <text:p text:style-name="Text_20_body">Java也能“思想”到第三版（现在还在出第四版），也就令人佩服到不能行了。</text:p>
        <text:p text:style-name="P2">2005年07月22日, 星期五 14:12 (835620)</text:p>
      </text:section>
      <text:section text:style-name="Sect1" text:name="Section11">
        <text:h text:style-name="P1" text:outline-level="1" text:is-list-header="true"><text:bookmark text:name="main10"/>强力推荐Obie Fernandez</text:h>
        <text:p text:style-name="Text_20_body">Obie的blog：<text:a xlink:type="simple" xlink:href="http://jroller.com/page/obie">Obie, Has It Been 9 Years Already?</text:a> 着重关注<text:a xlink:type="simple" xlink:href="http://www.rubyonrails.org/">Ruby on Rails</text:a>的应用，这家伙本身就是ThoughtWorks负责研究RoR技术与应用的。Obie在邮件里面大打定心针，说第一RoR的性能、吞吐量肯定没问题，<text:a xlink:type="simple" xlink:href="http://www.fastcgi.com/">FastCGI</text:a>是久经考验的成熟技术；第二如果遇到搞不定的问题，别担心，Ruby发展的时间比Java还长呢（这倒是真的），<text:a xlink:type="simple" xlink:href="http://www.rubygarden.org/">RubyGarden</text:a>上肯定可以找到你需要的开源工具。</text:p>
        <text:p text:style-name="Text_20_body">摘录来信之一段如下：</text:p>
        <text:p text:style-name="Text_20_body"><text:span text:style-name="T3">... ThoughtWorkers like me and </text:span><text:span text:style-name="T4">Michael G</text:span><text:span text:style-name="T3">., and</text:span><text:span text:style-name="T4"> Jon Tirsen</text:span><text:span text:style-name="T3"> and </text:span><text:span text:style-name="T4">Aslak Hellesoy</text:span><text:span text:style-name="T3"> are all publicly involved in the Rails community ...</text:span></text:p>
        <text:p text:style-name="Text_20_body">这个的关键在于，皆是偶像亚~~<text:a xlink:type="simple" xlink:href="http://www.thoughtworks.com/">ThoughtWorks</text:a>亚，令人景仰到不能行之地~~</text:p>
        <text:p text:style-name="P2">2005年09月8日, 星期四 09:44 (960259)</text:p>
      </text:section>
      <text:section text:style-name="Sect1" text:name="Section12">
        <text:h text:style-name="P1" text:outline-level="1" text:is-list-header="true"><text:bookmark text:name="main11"/>Met Jon Tirsen (And Aptana)</text:h>
        <text:p text:style-name="P2">其实周一就见到了……不过前两天都好忙，只是一起吃了顿午饭。周一早上打招呼的时候竟然没有认出来，寒……是我的偶像阿……<text:line-break/><text:line-break/>(there's an image)</text:p>
        <text:p text:style-name="P2">2006年08月2日, 星期三 20:26 (1212899)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41:36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63" meta:word-count="525" meta:character-count="3097"/>
  </office:meta>
</office:document-meta>
</file>